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rebuchet MS" officeooo:rsid="0009ad82" officeooo:paragraph-rsid="0009ad82"/>
    </style:style>
    <style:style style:name="P2" style:family="paragraph" style:parent-style-name="Standard">
      <style:text-properties style:font-name="Trebuchet MS" fo:font-size="14pt" fo:font-weight="bold" officeooo:rsid="0009ad8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rebuchet MS" fo:font-size="14pt" fo:font-weight="bold" officeooo:rsid="0009ad82" officeooo:paragraph-rsid="0009ad82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rebuchet MS" fo:font-size="14pt" fo:font-weight="bold" officeooo:rsid="000aa5c2" officeooo:paragraph-rsid="000aa5c2" style:font-size-asian="14pt" style:font-weight-asian="bold" style:font-size-complex="14pt" style:font-weight-complex="bold"/>
    </style:style>
    <style:style style:name="P5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Trebuchet MS" officeooo:rsid="0009ad82" officeooo:paragraph-rsid="0009ad82"/>
    </style:style>
    <style:style style:name="P6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Trebuchet MS" officeooo:rsid="0009ad82" officeooo:paragraph-rsid="0009ad82"/>
    </style:style>
    <style:style style:name="P7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Trebuchet MS" officeooo:rsid="0009ad82" officeooo:paragraph-rsid="0009ad82"/>
    </style:style>
    <style:style style:name="P8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Trebuchet MS" officeooo:rsid="0009ad82" officeooo:paragraph-rsid="0009ad82"/>
    </style:style>
    <style:style style:name="P9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Trebuchet MS" officeooo:rsid="000aa5c2" officeooo:paragraph-rsid="000aa5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efano</text:p>
      <text:p text:style-name="P5">For this phase, I created the View Checklist MSD, Android Backend Data Class Diagram, and helped contribute to the other Android related diagrams. I also led the team in Android development, spearheading the set up of the Android development environment and integration with GitHub. Specifically, I created the login page, new user page, and the checklist page, including all functionality and navigation behind these pages. I met with the client to demo our Android prototype to receive input and feedback on development work thus far. </text:p>
      <text:p text:style-name="P1"/>
      <text:p text:style-name="P3">Jordan</text:p>
      <text:p text:style-name="P5">For the design phase of the project, I attended a meeting with our client displaying progress with the current prototype of the Android Application along with getting suggestions from the client for future progress. In the design document, I contributed to the Context Model, the New User sequence diagram and the Android Front End class diagram. For the prototype, I created a New User page which was ultimately thrown out and combined with the settings page. I have also contributed to high-level discussion about designing the front and back end of the Android Application.</text:p>
      <text:p text:style-name="P1"/>
      <text:p text:style-name="P3">Travis</text:p>
      <text:p text:style-name="P5">On this portion of the project I contributed to the class diagram for the front end of the android application, I also created the sequence diagram for checking-off an item on the check list and the architecture diagram for the project. <text:s/>Along with creating the diagrams I contributed to the creation of the partially functioning prototype for the android application and attended a meeting with John to present the android prototype.</text:p>
      <text:p text:style-name="P1"/>
      <text:p text:style-name="P3">Nicole</text:p>
      <text:p text:style-name="P5">For phase 3 I met with the group a few times just to touch base on progress. I created the Add Requirements and View Stats sequence diagrams as well as the class diagram for the admin side of the app. I also implemented a navigation bar on the website and did a very small amount of work on styling.</text:p>
      <text:p text:style-name="P1"/>
      <text:p text:style-name="P4">Eddie</text:p>
      <text:p text:style-name="P9">I did stuf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21:36:46.892123000</meta:creation-date>
    <dc:date>2015-03-25T23:25:16.054396000</dc:date>
    <meta:editing-duration>PT10S</meta:editing-duration>
    <meta:editing-cycles>4</meta:editing-cycles>
    <meta:generator>LibreOffice/4.2.8.2$MacOSX_x86 LibreOffice_project/48d50dbfc06349262c9d50868e5c1f630a573ebd</meta:generator>
    <meta:document-statistic meta:table-count="0" meta:image-count="0" meta:object-count="0" meta:page-count="1" meta:paragraph-count="10" meta:word-count="317" meta:character-count="1888" meta:non-whitespace-character-count="1579"/>
  </office:meta>
</office:document-meta>
</file>